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2.587cm" fo:min-width="5.777cm" fo:padding-top="0.142cm" fo:padding-bottom="0.142cm" fo:padding-left="0.267cm" fo:padding-right="0.267cm" loext:decorative="false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color="#808080" draw:fill="none" draw:textarea-vertical-align="middle" loext:decorative="false"/>
    </style:style>
    <style:style style:name="gr4" style:family="graphic" style:parent-style-name="objectwithoutfill">
      <style:graphic-properties svg:stroke-width="0.035cm" svg:stroke-color="#fd0a0a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svg:stroke-width="0.035cm" svg:stroke-color="#cf72c4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objectwithoutfill">
      <style:graphic-properties svg:stroke-width="0.035cm" svg:stroke-color="#3465a4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17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33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4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8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32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68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42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61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27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311cm" loext:decorative="false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3465a4" loext:opacity="100%" fo:font-size="10pt"/>
    </style:style>
    <style:style style:name="P4" style:family="paragraph">
      <loext:graphic-properties draw:fill="none" draw:fill-color="#ffffff"/>
      <style:text-properties fo:color="#3465a4" loext:opacity="100%" fo:font-size="10pt"/>
    </style:style>
    <style:style style:name="P5" style:family="paragraph">
      <style:text-properties fo:color="#cf72c4" loext:opacity="100%" fo:font-size="12pt"/>
    </style:style>
    <style:style style:name="P6" style:family="paragraph">
      <loext:graphic-properties draw:fill="none" draw:fill-color="#ffffff"/>
      <style:text-properties fo:color="#cf72c4" loext:opacity="100%" fo:font-size="12pt"/>
    </style:style>
    <style:style style:name="P7" style:family="paragraph">
      <style:text-properties fo:color="#3465a4" loext:opacity="100%" fo:font-size="12pt"/>
    </style:style>
    <style:style style:name="P8" style:family="paragraph">
      <loext:graphic-properties draw:fill="none" draw:fill-color="#ffffff"/>
      <style:text-properties fo:color="#3465a4" loext:opacity="100%" fo:font-size="12pt"/>
    </style:style>
    <style:style style:name="P9" style:family="paragraph">
      <style:text-properties fo:color="#000000" loext:opacity="100%" fo:font-size="12pt"/>
    </style:style>
    <style:style style:name="P10" style:family="paragraph">
      <loext:graphic-properties draw:fill="none" draw:fill-color="#ffffff"/>
      <style:text-properties fo:color="#000000" loext:opacity="100%" fo:font-size="12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ans" style:font-name-asian="Liberation Serif1" style:font-name-complex="Liberation Serif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75cm" svg:height="4.011cm" svg:x="1.866cm" svg:y="9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343cm" svg:y1="1.067cm" svg:x2="1.919cm" svg:y2="11.63cm">
          <text:p/>
        </draw:line>
        <draw:line draw:style-name="gr2" draw:text-style-name="P2" draw:layer="layout" svg:x1="6.321cm" svg:y1="1.004cm" svg:x2="10.703cm" svg:y2="11.672cm">
          <text:p/>
        </draw:line>
        <draw:line draw:style-name="gr3" draw:text-style-name="P2" draw:layer="layout" svg:x1="1.855cm" svg:y1="12.032cm" svg:x2="10.724cm" svg:y2="11.989cm">
          <text:p/>
        </draw:line>
        <draw:line draw:style-name="gr3" draw:text-style-name="P2" draw:layer="layout" svg:x1="6.353cm" svg:y1="1.025cm" svg:x2="6.321cm" svg:y2="13.979cm">
          <text:p/>
        </draw:line>
        <draw:line draw:style-name="gr3" draw:text-style-name="P2" draw:layer="layout" svg:x1="3.464cm" svg:y1="10.433cm" svg:x2="9.115cm" svg:y2="13.534cm">
          <text:p/>
        </draw:line>
        <draw:line draw:style-name="gr3" draw:text-style-name="P2" draw:layer="layout" svg:x1="3.527cm" svg:y1="13.555cm" svg:x2="9.19cm" svg:y2="10.454cm">
          <text:p/>
        </draw:line>
        <draw:line draw:style-name="gr3" draw:text-style-name="P2" draw:layer="layout" svg:x1="6.352cm" svg:y1="10.003cm" svg:x2="9.147cm" svg:y2="10.454cm">
          <text:p/>
        </draw:line>
        <draw:line draw:style-name="gr3" draw:text-style-name="P2" draw:layer="layout" svg:x1="3.453cm" svg:y1="10.444cm" svg:x2="6.343cm" svg:y2="9.978cm">
          <text:p/>
        </draw:line>
        <draw:line draw:style-name="gr3" draw:text-style-name="P2" draw:layer="layout" svg:x1="1.876cm" svg:y1="12.042cm" svg:x2="3.475cm" svg:y2="10.412cm">
          <text:p/>
        </draw:line>
        <draw:line draw:style-name="gr3" draw:text-style-name="P2" draw:layer="layout" svg:x1="1.866cm" svg:y1="12.031cm" svg:x2="3.517cm" svg:y2="13.544cm">
          <text:p/>
        </draw:line>
        <draw:line draw:style-name="gr3" draw:text-style-name="P2" draw:layer="layout" svg:x1="3.527cm" svg:y1="13.544cm" svg:x2="6.311cm" svg:y2="14cm">
          <text:p/>
        </draw:line>
        <draw:line draw:style-name="gr3" draw:text-style-name="P2" draw:layer="layout" svg:x1="6.311cm" svg:y1="13.989cm" svg:x2="9.105cm" svg:y2="13.555cm">
          <text:p/>
        </draw:line>
        <draw:line draw:style-name="gr3" draw:text-style-name="P2" draw:layer="layout" svg:x1="9.094cm" svg:y1="13.523cm" svg:x2="10.745cm" svg:y2="11.989cm">
          <text:p/>
        </draw:line>
        <draw:line draw:style-name="gr4" draw:text-style-name="P2" draw:layer="layout" svg:x1="9.168cm" svg:y1="10.454cm" svg:x2="10.745cm" svg:y2="11.999cm">
          <text:p/>
        </draw:line>
        <draw:line draw:style-name="gr3" draw:text-style-name="P2" draw:layer="layout" svg:x1="3.453cm" svg:y1="10.423cm" svg:x2="6.353cm" svg:y2="1.014cm">
          <text:p/>
        </draw:line>
        <draw:line draw:style-name="gr3" draw:text-style-name="P2" draw:layer="layout" svg:x1="1.898cm" svg:y1="12.053cm" svg:x2="6.332cm" svg:y2="1.056cm">
          <text:p/>
        </draw:line>
        <draw:line draw:style-name="gr3" draw:text-style-name="P2" draw:layer="layout" svg:x1="3.517cm" svg:y1="13.524cm" svg:x2="6.343cm" svg:y2="1.056cm">
          <text:p/>
        </draw:line>
        <draw:line draw:style-name="gr3" draw:text-style-name="P2" draw:layer="layout" svg:x1="9.115cm" svg:y1="13.524cm" svg:x2="6.343cm" svg:y2="1.014cm">
          <text:p/>
        </draw:line>
        <draw:line draw:style-name="gr4" draw:text-style-name="P2" draw:layer="layout" svg:x1="10.714cm" svg:y1="12.031cm" svg:x2="6.332cm" svg:y2="1.025cm">
          <text:p/>
        </draw:line>
        <draw:line draw:style-name="gr4" draw:text-style-name="P2" draw:layer="layout" svg:x1="9.168cm" svg:y1="10.486cm" svg:x2="6.321cm" svg:y2="1.035cm">
          <text:p/>
        </draw:line>
        <draw:line draw:style-name="gr5" draw:text-style-name="P2" draw:layer="layout" svg:x1="6.311cm" svg:y1="12.042cm" svg:x2="9.867cm" svg:y2="11.184cm">
          <text:p/>
        </draw:line>
        <draw:line draw:style-name="gr6" draw:text-style-name="P2" draw:layer="layout" svg:x1="6.332cm" svg:y1="12.021cm" svg:x2="9.179cm" svg:y2="10.465cm">
          <text:p/>
        </draw:line>
        <draw:line draw:style-name="gr6" draw:text-style-name="P2" draw:layer="layout" svg:x1="6.311cm" svg:y1="12.021cm" svg:x2="10.671cm" svg:y2="11.989cm">
          <text:p/>
        </draw:line>
        <draw:line draw:style-name="gr5" draw:text-style-name="P2" draw:layer="layout" svg:x1="6.332cm" svg:y1="1.025cm" svg:x2="6.321cm" svg:y2="11.979cm">
          <text:p/>
        </draw:line>
        <draw:line draw:style-name="gr5" draw:text-style-name="P2" draw:layer="layout" svg:x1="6.332cm" svg:y1="0.993cm" svg:x2="9.888cm" svg:y2="11.174cm">
          <text:p/>
        </draw:line>
        <draw:path draw:style-name="gr7" draw:text-style-name="P2" draw:layer="layout" svg:width="0.309cm" svg:height="0.231cm" draw:transform="rotate (0.134739418253962) translate (7.073cm 11.598cm)" svg:viewBox="0 0 310 232" svg:d="M0 0c395 0 300 232 300 232">
          <text:p/>
        </draw:path>
        <draw:frame draw:style-name="gr8" draw:text-style-name="P4" draw:layer="layout" svg:width="1.81cm" svg:height="1.428cm" svg:x="7.242cm" svg:y="11.164cm">
          <draw:text-box>
            <text:p text:style-name="P3"><text:span text:style-name="T1">π</text:span><text:span text:style-name="T2">/n</text:span></text:p>
          </draw:text-box>
        </draw:frame>
        <draw:frame draw:style-name="gr9" draw:text-style-name="P6" draw:layer="layout" svg:width="0.455cm" svg:height="0.725cm" svg:x="6.195cm" svg:y="6.804cm">
          <draw:text-box>
            <text:p text:style-name="P5">h</text:p>
          </draw:text-box>
        </draw:frame>
        <draw:frame draw:style-name="gr10" draw:text-style-name="P8" draw:layer="layout" svg:width="0.741cm" svg:height="0.995cm" svg:x="7.687cm" svg:y="10.433cm">
          <draw:text-box>
            <text:p text:style-name="P7">r</text:p>
          </draw:text-box>
        </draw:frame>
        <draw:frame draw:style-name="gr11" draw:text-style-name="P6" draw:layer="layout" svg:width="0.847cm" svg:height="1.08cm" svg:x="8.893cm" svg:y="8.486cm">
          <draw:text-box>
            <text:p text:style-name="P5">x</text:p>
          </draw:text-box>
        </draw:frame>
        <draw:frame draw:style-name="gr12" draw:text-style-name="P10" draw:layer="layout" svg:width="0.635cm" svg:height="0.725cm" svg:x="8.681cm" svg:y="6.634cm">
          <draw:text-box>
            <text:p text:style-name="P9">l</text:p>
          </draw:text-box>
        </draw:frame>
        <draw:frame draw:style-name="gr13" draw:text-style-name="P8" draw:layer="layout" svg:width="1.143cm" svg:height="0.931cm" svg:x="5.707cm" svg:y="11.205cm">
          <draw:text-box>
            <text:p text:style-name="P7">A</text:p>
          </draw:text-box>
        </draw:frame>
        <draw:frame draw:style-name="gr14" draw:text-style-name="P8" draw:layer="layout" svg:width="0.571cm" svg:height="0.725cm" svg:x="10.64cm" svg:y="11.629cm">
          <draw:text-box>
            <text:p text:style-name="P7">B</text:p>
          </draw:text-box>
        </draw:frame>
        <draw:frame draw:style-name="gr15" draw:text-style-name="P8" draw:layer="layout" svg:width="0.423cm" svg:height="0.868cm" svg:x="8.969cm" svg:y="9.852cm">
          <draw:text-box>
            <text:p text:style-name="P7">C</text:p>
          </draw:text-box>
        </draw:frame>
        <draw:frame draw:style-name="gr16" draw:text-style-name="P6" draw:layer="layout" svg:width="0.508cm" svg:height="0.725cm" svg:x="9.445cm" svg:y="11.111cm">
          <draw:text-box>
            <text:p text:style-name="P5">D</text:p>
          </draw:text-box>
        </draw:frame>
        <draw:frame draw:style-name="gr17" draw:text-style-name="P10" draw:layer="layout" svg:width="0.571cm" svg:height="0.725cm" svg:x="6.205cm" svg:y="0.463cm">
          <draw:text-box>
            <text:p text:style-name="P9">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2T08:57:02.362000000</meta:creation-date>
    <dc:date>2024-03-02T16:07:35.941000000</dc:date>
    <meta:editing-duration>PT7H10M34S</meta:editing-duration>
    <meta:editing-cycles>1</meta:editing-cycles>
    <meta:document-statistic meta:object-count="37"/>
    <meta:generator>LibreOffice/7.6.4.1$Windows_X86_64 LibreOffice_project/e19e193f88cd6c0525a17fb7a176ed8e6a3e2aa1</meta:generator>
  </office:meta>
</office:document-meta>
</file>